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0000"/>
    </style:style>
    <style:style style:name="T3" style:parent-style-name="DefaultParagraphFont" style:family="text">
      <style:text-properties fo:background-color="#FF0000"/>
    </style:style>
    <style:style style:name="T4" style:parent-style-name="DefaultParagraphFont" style:family="text">
      <style:text-properties fo:background-color="#FF0000"/>
    </style:style>
    <style:style style:name="T5" style:parent-style-name="DefaultParagraphFont" style:family="text">
      <style:text-properties fo:background-color="#FF0000"/>
    </style:style>
    <style:style style:name="T6" style:parent-style-name="DefaultParagraphFont" style:family="text">
      <style:text-properties fo:background-color="#FF0000"/>
    </style:style>
    <style:style style:name="T7" style:parent-style-name="DefaultParagraphFont" style:family="text">
      <style:text-properties fo:background-color="#FFFF00"/>
    </style:style>
    <style:style style:name="T8" style:parent-style-name="DefaultParagraphFont" style:family="text">
      <style:text-properties fo:background-color="#FF0000"/>
    </style:style>
    <style:style style:name="T9" style:parent-style-name="DefaultParagraphFont" style:family="text">
      <style:text-properties fo:background-color="#FF0000"/>
    </style:style>
    <style:style style:name="T10" style:parent-style-name="DefaultParagraphFont" style:family="text">
      <style:text-properties fo:background-color="#FFFF00"/>
    </style:style>
    <style:style style:name="T11" style:parent-style-name="DefaultParagraphFont" style:family="text">
      <style:text-properties fo:background-color="#FF0000"/>
    </style:style>
    <style:style style:name="T12" style:parent-style-name="DefaultParagraphFont" style:family="text">
      <style:text-properties fo:background-color="#FF0000"/>
    </style:style>
    <style:style style:name="T13" style:parent-style-name="DefaultParagraphFont" style:family="text">
      <style:text-properties fo:background-color="#FF0000"/>
    </style:style>
    <style:style style:name="T14" style:parent-style-name="DefaultParagraphFont" style:family="text">
      <style:text-properties fo:background-color="#FF0000"/>
    </style:style>
    <style:style style:name="T15" style:parent-style-name="DefaultParagraphFont" style:family="text">
      <style:text-properties fo:background-color="#FF0000"/>
    </style:style>
    <style:style style:name="T16" style:parent-style-name="DefaultParagraphFont" style:family="text">
      <style:text-properties fo:background-color="#FF0000"/>
    </style:style>
    <style:style style:name="T17" style:parent-style-name="DefaultParagraphFont" style:family="text">
      <style:text-properties fo:background-color="#00FF00"/>
    </style:style>
    <style:style style:name="T18" style:parent-style-name="DefaultParagraphFont" style:family="text">
      <style:text-properties fo:background-color="#FF0000"/>
    </style:style>
    <style:style style:name="T19" style:parent-style-name="DefaultParagraphFont" style:family="text">
      <style:text-properties fo:background-color="#FFFF00"/>
    </style:style>
    <style:style style:name="P20" style:parent-style-name="Normal" style:family="paragraph">
      <style:paragraph-properties fo:margin-left="0.5in">
        <style:tab-stops/>
      </style:paragraph-properties>
    </style:style>
  </office:automatic-styles>
  <office:body>
    <office:text text:use-soft-page-breaks="true">
      <text:p text:style-name="P1">For the duration of my dissertation, I have evaluated a variety of technologies, frameworks and utilities that will allow me to achieve the goal of automated system deployment. The trial and evaluation of these technologies allowed me to find the most suitable and relevant methodology for moving forward. I also experimented with different “<text:span text:style-name="T2">cloud</text:span>” virtual machine deployment services to understand and evaluate the key requirements that ought to be provided by the platform that I am building.<text:s/></text:p>
      <text:p text:style-name="Normal">Evaluation of existing platforms:</text:p>
      <text:p text:style-name="Normal">AWS EC2:</text:p>
      <text:p text:style-name="Normal">Heroku:</text:p>
      <text:p text:style-name="Normal">Redshift</text:p>
      <text:p text:style-name="Normal">Docker</text:p>
      <text:p text:style-name="Normal">Azure</text:p>
      <text:p text:style-name="Normal"/>
      <text:p text:style-name="Normal">In-depth discussion about virtualisation</text:p>
      <text:p text:style-name="Normal">Virtualisation technology:</text:p>
      <text:p text:style-name="Normal">Initially, I was planning on using a<text:s/><text:span text:style-name="T3">hypervisor</text:span><text:s/>virtualisation solution such as Virtualbox and VMware and use the<text:s/><text:span text:style-name="T4">BASH</text:span><text:s/><text:span text:style-name="T5">shell scripting language</text:span><text:s/>to interface with them. With this in mind, I decided to opt for Virtualbox, as it is open-sourced, has strong community, allows third party plugins. There are also other alternatives, but the main features were support and extensibility. <text:s/>Another rational is the ability of a system user to easily integrate the solution within the existing hardware and virtual<text:s/><text:span text:style-name="T6">infrastructure</text:span>.<text:s/><text:span text:style-name="T7">Virtualbox and VMware are go-to solutions as the dominant solutions out there.</text:span></text:p>
      <text:p text:style-name="Normal">During the Christmas break, I went through the Virtualbox<text:s/><text:span text:style-name="T8">command-line API</text:span>. During the process I discovered the variety of customisable parameters when building a virtual machine, like the different networks, different ports exposed to the users, as well as different hardware configurations (RAM, hard drive, CPU count). After using the command line tools and writing simple shell scripts for managing creation of different resources, I realised that a tool needs to be written to manage the different technical details of each virtual machine. Luckily, an open-source hypervisor<text:s/><text:span text:style-name="T9">provisioner</text:span><text:s/>software is available that helps with automation and management that satisfies the operational needs of the system. The tool is called<text:s/><text:span text:style-name="T10">Vagrant by Hashicorp, a company specialising in</text:span><text:s/>easy virtual machine deployment. Their API provides the following features.</text:p>
      <text:p text:style-name="Normal">Key feature:<text:s/></text:p>
      <text:p text:style-name="Normal">Allow the administrator to create a vagrant configuration file (called Vagrantfile), which describes end-to-end<text:s/>each operation that will be performed to the virtual machine instance (including the<text:s/><text:span text:style-name="T11">linux distribution</text:span><text:s/>that will get installed on it).</text:p>
      <text:h text:style-name="Heading1" text:outline-level="1">Creating the computer network</text:h>
      <text:p text:style-name="Normal">Because the core functionality of the solution is the ability to obtain a<text:s/><text:span text:style-name="T12">shell access</text:span><text:span text:style-name="T13"><text:s/>via</text:span><text:span text:style-name="T14"><text:s/></text:span><text:span text:style-name="T15">SSH</text:span>, it is important for the network that the virtual machines are sitting on to be flexible enough to provide enough IP ranges<text:s/>for different work-loads.<text:s/></text:p>
      <text:soft-page-break/>
      <text:p text:style-name="Normal">In a real environment, the publicly<text:s/>accessible<text:s/>IPs for each virtual machine would be managed by the company’s<text:s/><text:span text:style-name="T16">DNS</text:span><text:s/>server, which can be a physical server, or another virtualised instance in a datacentre. For the scope of the dissertation, I have opted to emulate a network though virtualbox’s network interface.<text:s/>The assumption here is that</text:p>
      <text:p text:style-name="Normal">Virtualbox allows for the creation of<text:s/>virtual networks. I opted for this approach, as it allows me to create different networks for testing, developing and production.<text:s/>The creation of these virtual interfaces can be created either through the Virtualbox interface, or via the command line interface<text:s/><text:span text:style-name="T17">(show picture)</text:span>.<text:s/>Another case for using virtualised network is that it isolates the machine IP ranges to that interface, preventing and range clashes with public networks.<text:s/>This is a problem discovered during production, where two machines were running an instance of the solution at the same time with machines registering the same IP addresses.<text:s/>Isolating the network could also allow future integration to be done more easily by connecting a production grade dedicated DNS server.</text:p>
      <text:h text:style-name="Heading1" text:outline-level="1">The environment</text:h>
      <text:p text:style-name="Normal">To enable easy migration of the infrastructure migration, development and integration<text:span text:style-name="T18">, UNIX environmental variables</text:span><text:s/><text:span text:style-name="T19">(also reference it)</text:span><text:s/>are used throughout the solution to ensure flexibility and configuration driven development.</text:p>
      <text:h text:style-name="Heading1" text:outline-level="1">Package management and automation</text:h>
      <text:h text:style-name="Heading1" text:outline-level="1">Programming language</text:h>
      <text:h text:style-name="Heading1" text:outline-level="1">Web Framework</text:h>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n Hallagat</meta:initial-creator>
    <dc:creator>John Hallagat</dc:creator>
    <meta:creation-date>2017-03-07T08:39:00Z</meta:creation-date>
    <dc:date>2017-03-08T09:18:00Z</dc:date>
    <meta:template xlink:href="Normal.dotm" xlink:type="simple"/>
    <meta:editing-cycles>38</meta:editing-cycles>
    <meta:editing-duration>PT64800S</meta:editing-duration>
    <meta:document-statistic meta:page-count="2" meta:paragraph-count="8" meta:word-count="606" meta:character-count="4055" meta:row-count="28" meta:non-whitespace-character-count="3457"/>
  </office:meta>
</office:document-meta>
</file>